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18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ff00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60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stratégia</text:p>
          </table:table-cell>
          <table:covered-table-cell table:number-columns-repeated="5"/>
          <table:table-cell table:style-name="ce1" office:value-type="string" calcext:value-type="string" table:number-columns-spanned="1" table:number-rows-spanned="2">
            <text:p>K</text:p>
          </table:table-cell>
          <table:table-cell table:style-name="ce2" office:value-type="string" calcext:value-type="string" table:number-columns-spanned="1" table:number-rows-spanned="2">
            <text:p>F-Measure</text:p>
          </table:table-cell>
          <table:table-cell table:style-name="ce2" office:value-type="string" calcext:value-type="string" table:number-columns-spanned="1" table:number-rows-spanned="2">
            <text:p>CR-Index</text:p>
          </table:table-cell>
          <table:table-cell table:style-name="ce6" office:value-type="string" calcext:value-type="string" table:number-columns-spanned="1" table:number-rows-spanned="2">
            <text:p>OERC Index</text:p>
          </table:table-cell>
          <table:table-cell table:style-name="ce2" office:value-type="string" calcext:value-type="string" table:number-columns-spanned="1" table:number-rows-spanned="2">
            <text:p>NMI Index</text:p>
          </table:table-cell>
        </table:table-row>
        <table:table-row table:style-name="ro1">
          <table:table-cell office:value-type="string" calcext:value-type="string">
            <text:p>Euclidian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WidfEuclidian</text:p>
          </table:table-cell>
          <table:table-cell office:value-type="string" calcext:value-type="string">
            <text:p>WidfCosine</text:p>
          </table:table-cell>
          <table:table-cell office:value-type="string" calcext:value-type="string">
            <text:p>Supremum</text:p>
          </table:table-cell>
          <table:table-cell office:value-type="string" calcext:value-type="string">
            <text:p>Manhattan</text:p>
          </table:table-cell>
          <table:covered-table-cell/>
          <table:covered-table-cell table:number-columns-repeated="4"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382512486309464" calcext:value-type="float">
            <text:p>0.3825124863</text:p>
          </table:table-cell>
          <table:table-cell office:value-type="float" office:value="0.0859487146662119" calcext:value-type="float">
            <text:p>0.0859487147</text:p>
          </table:table-cell>
          <table:table-cell office:value-type="float" office:value="0.490838958534233" calcext:value-type="float">
            <text:p>0.4908389585</text:p>
          </table:table-cell>
          <table:table-cell office:value-type="float" office:value="0.0790485562433956" calcext:value-type="float">
            <text:p>0.07904855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328380417344825" calcext:value-type="float">
            <text:p>0.3283804173</text:p>
          </table:table-cell>
          <table:table-cell office:value-type="float" office:value="-0.0276413878674667" calcext:value-type="float">
            <text:p>-0.0276413879</text:p>
          </table:table-cell>
          <table:table-cell office:value-type="float" office:value="0.545805207328833" calcext:value-type="float">
            <text:p>0.5458052073</text:p>
          </table:table-cell>
          <table:table-cell office:value-type="float" office:value="0.0355966223300975" calcext:value-type="float">
            <text:p>0.035596622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72989213182878" calcext:value-type="float">
            <text:p>0.3729892132</text:p>
          </table:table-cell>
          <table:table-cell table:style-name="ce4" office:value-type="float" office:value="0.100837313464549" calcext:value-type="float">
            <text:p>0.1008373135</text:p>
          </table:table-cell>
          <table:table-cell table:style-name="ce4" office:value-type="float" office:value="0.483606557377049" calcext:value-type="float">
            <text:p>0.4836065574</text:p>
          </table:table-cell>
          <table:table-cell table:style-name="ce4" office:value-type="float" office:value="0.0825883848974147" calcext:value-type="float">
            <text:p>0.082588384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416277596811948" calcext:value-type="float">
            <text:p>0.4162775968</text:p>
          </table:table-cell>
          <table:table-cell office:value-type="float" office:value="0.0371668827898908" calcext:value-type="float">
            <text:p>0.0371668828</text:p>
          </table:table-cell>
          <table:table-cell office:value-type="float" office:value="0.526036644165863" calcext:value-type="float">
            <text:p>0.5260366442</text:p>
          </table:table-cell>
          <table:table-cell office:value-type="float" office:value="0.0342142914717687" calcext:value-type="float">
            <text:p>0.03421429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80317337709565" calcext:value-type="float">
            <text:p>0.3803173377</text:p>
          </table:table-cell>
          <table:table-cell office:value-type="float" office:value="0.0852769410388905" calcext:value-type="float">
            <text:p>0.085276941</text:p>
          </table:table-cell>
          <table:table-cell office:value-type="float" office:value="0.491803278688525" calcext:value-type="float">
            <text:p>0.4918032787</text:p>
          </table:table-cell>
          <table:table-cell office:value-type="float" office:value="0.0773569976986057" calcext:value-type="float">
            <text:p>0.07735699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290967061176322" calcext:value-type="float">
            <text:p>0.2909670612</text:p>
          </table:table-cell>
          <table:table-cell office:value-type="float" office:value="-0.0418746253775036" calcext:value-type="float">
            <text:p>-0.0418746254</text:p>
          </table:table-cell>
          <table:table-cell office:value-type="float" office:value="0.546287367405979" calcext:value-type="float">
            <text:p>0.5462873674</text:p>
          </table:table-cell>
          <table:table-cell office:value-type="float" office:value="0.0493467583757795" calcext:value-type="float">
            <text:p>0.04934675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313801037065247" calcext:value-type="float">
            <text:p>0.3138010371</text:p>
          </table:table-cell>
          <table:table-cell office:value-type="float" office:value="-0.00793385069551484" calcext:value-type="float">
            <text:p>-0.0079338507</text:p>
          </table:table-cell>
          <table:table-cell office:value-type="float" office:value="0.527965284474446" calcext:value-type="float">
            <text:p>0.5279652845</text:p>
          </table:table-cell>
          <table:table-cell office:value-type="float" office:value="0.0630951406796533" calcext:value-type="float">
            <text:p>0.063095140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12940071959565" calcext:value-type="float">
            <text:p>0.312940072</text:p>
          </table:table-cell>
          <table:table-cell office:value-type="float" office:value="0.00196868905344323" calcext:value-type="float">
            <text:p>0.0019686891</text:p>
          </table:table-cell>
          <table:table-cell office:value-type="float" office:value="0.526036644165863" calcext:value-type="float">
            <text:p>0.5260366442</text:p>
          </table:table-cell>
          <table:table-cell office:value-type="float" office:value="0.0307302397842296" calcext:value-type="float">
            <text:p>0.030730239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(dif 0.2)</text:p>
          </table:table-cell>
          <table:table-cell office:value-type="float" office:value="7" calcext:value-type="float">
            <text:p>7</text:p>
          </table:table-cell>
          <table:table-cell office:value-type="float" office:value="0.316169254011129" calcext:value-type="float">
            <text:p>0.316169254</text:p>
          </table:table-cell>
          <table:table-cell office:value-type="float" office:value="0.0375377565106511" calcext:value-type="float">
            <text:p>0.0375377565</text:p>
          </table:table-cell>
          <table:table-cell office:value-type="float" office:value="0.526518804243009" calcext:value-type="float">
            <text:p>0.5265188042</text:p>
          </table:table-cell>
          <table:table-cell office:value-type="float" office:value="0.0643152131459891" calcext:value-type="float">
            <text:p>0.064315213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389343994525407" calcext:value-type="float">
            <text:p>0.3893439945</text:p>
          </table:table-cell>
          <table:table-cell table:style-name="ce3" office:value-type="float" office:value="0.10440845533451" calcext:value-type="float">
            <text:p>0.1044084553</text:p>
          </table:table-cell>
          <table:table-cell table:style-name="ce3" office:value-type="float" office:value="0.472034715525555" calcext:value-type="float">
            <text:p>0.4720347155</text:p>
          </table:table-cell>
          <table:table-cell table:style-name="ce3" office:value-type="float" office:value="0.0983980597169658" calcext:value-type="float">
            <text:p>0.098398059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349173649162101" calcext:value-type="float">
            <text:p>0.3491736492</text:p>
          </table:table-cell>
          <table:table-cell table:style-name="ce5" office:value-type="float" office:value="-0.000479039420304376" calcext:value-type="float">
            <text:p>-4.79E-004</text:p>
          </table:table-cell>
          <table:table-cell office:value-type="float" office:value="0.513500482160077" calcext:value-type="float">
            <text:p>0.5135004822</text:p>
          </table:table-cell>
          <table:table-cell office:value-type="float" office:value="0.0853841800364033" calcext:value-type="float">
            <text:p>0.085384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(dif 0.2)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347413556169694" calcext:value-type="float">
            <text:p>0.3474135562</text:p>
          </table:table-cell>
          <table:table-cell office:value-type="float" office:value="0.00351683658071777" calcext:value-type="float">
            <text:p>0.0035168366</text:p>
          </table:table-cell>
          <table:table-cell office:value-type="float" office:value="0.520250723240116" calcext:value-type="float">
            <text:p>0.5202507232</text:p>
          </table:table-cell>
          <table:table-cell office:value-type="float" office:value="0.0834217806035855" calcext:value-type="float">
            <text:p>0.08342178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(dif 0.2)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41646796033348" calcext:value-type="float">
            <text:p>0.341646796</text:p>
          </table:table-cell>
          <table:table-cell office:value-type="float" office:value="0.0358268494700602" calcext:value-type="float">
            <text:p>0.0358268495</text:p>
          </table:table-cell>
          <table:table-cell office:value-type="float" office:value="0.527000964320154" calcext:value-type="float">
            <text:p>0.5270009643</text:p>
          </table:table-cell>
          <table:table-cell office:value-type="float" office:value="0.0821004785600298" calcext:value-type="float">
            <text:p>0.082100478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416154421183521" calcext:value-type="float">
            <text:p>0.4161544212</text:p>
          </table:table-cell>
          <table:table-cell office:value-type="float" office:value="0.0371554855138631" calcext:value-type="float">
            <text:p>0.0371554855</text:p>
          </table:table-cell>
          <table:table-cell office:value-type="float" office:value="0.526518804243009" calcext:value-type="float">
            <text:p>0.5265188042</text:p>
          </table:table-cell>
          <table:table-cell office:value-type="float" office:value="0.0335829812379575" calcext:value-type="float">
            <text:p>0.03358298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Queiroz</meta:initial-creator>
    <meta:creation-date>2015-03-10T09:25:52.550698404</meta:creation-date>
    <dc:date>2015-03-16T11:18:45.526408364</dc:date>
    <dc:creator>Sergio Queiroz</dc:creator>
    <meta:editing-duration>P6DT1H7M1S</meta:editing-duration>
    <meta:editing-cycles>3</meta:editing-cycles>
    <meta:generator>LibreOffice/4.2.8.2$Linux_X86_64 LibreOffice_project/420$Build-2</meta:generator>
    <meta:document-statistic meta:table-count="1" meta:cell-count="166" meta:object-count="0"/>
  </office:meta>
</office:document-meta>
</file>